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enchmark_put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ops</text:p>
          </table:table-cell>
          <table:table-cell office:value-type="string" calcext:value-type="string">
            <text:p>Binary Heap</text:p>
          </table:table-cell>
          <table:table-cell table:style-name="Default" office:value-type="string" calcext:value-type="string">
            <text:p>Heap_IC</text:p>
          </table:table-cell>
          <table:table-cell office:value-type="string" calcext:value-type="string">
            <text:p>Linked List</text:p>
          </table:table-cell>
          <table:table-cell table:style-name="Default" office:value-type="string" calcext:value-type="string">
            <text:p>Linked_IC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025" calcext:value-type="float">
            <text:p>0,04025</text:p>
          </table:table-cell>
          <table:table-cell office:value-type="float" office:value="0.00636" calcext:value-type="float">
            <text:p>6,36E-03</text:p>
          </table:table-cell>
          <table:table-cell office:value-type="float" office:value="0.485" calcext:value-type="float">
            <text:p>0,485</text:p>
          </table:table-cell>
          <table:table-cell office:value-type="float" office:value="0.0847" calcext:value-type="float">
            <text:p>8,47E-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0.00209" calcext:value-type="float">
            <text:p>2,09E-03</text:p>
          </table:table-cell>
          <table:table-cell office:value-type="float" office:value="1.3585" calcext:value-type="float">
            <text:p>1,3585</text:p>
          </table:table-cell>
          <table:table-cell office:value-type="float" office:value="0.267" calcext:value-type="float">
            <text:p>2,67E-0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4805" calcext:value-type="float">
            <text:p>0,04805</text:p>
          </table:table-cell>
          <table:table-cell office:value-type="float" office:value="0.00336" calcext:value-type="float">
            <text:p>3,36E-03</text:p>
          </table:table-cell>
          <table:table-cell office:value-type="float" office:value="4.71505" calcext:value-type="float">
            <text:p>4,71505</text:p>
          </table:table-cell>
          <table:table-cell office:value-type="float" office:value="1.16" calcext:value-type="float">
            <text:p>1,16E+0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937" calcext:value-type="float">
            <text:p>0,0937</text:p>
          </table:table-cell>
          <table:table-cell office:value-type="float" office:value="0.00326" calcext:value-type="float">
            <text:p>3,26E-03</text:p>
          </table:table-cell>
          <table:table-cell office:value-type="float" office:value="23.10125" calcext:value-type="float">
            <text:p>23,10125</text:p>
          </table:table-cell>
          <table:table-cell office:value-type="float" office:value="8.35" calcext:value-type="float">
            <text:p>8,35E+00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1792" calcext:value-type="float">
            <text:p>0,1792</text:p>
          </table:table-cell>
          <table:table-cell office:value-type="float" office:value="0.00344" calcext:value-type="float">
            <text:p>3,44E-03</text:p>
          </table:table-cell>
          <table:table-cell office:value-type="float" office:value="120.6605" calcext:value-type="float">
            <text:p>120,6605</text:p>
          </table:table-cell>
          <table:table-cell office:value-type="float" office:value="41.6" calcext:value-type="float">
            <text:p>4,16E+01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.36265" calcext:value-type="float">
            <text:p>0,36265</text:p>
          </table:table-cell>
          <table:table-cell office:value-type="float" office:value="0.00552" calcext:value-type="float">
            <text:p>5,52E-03</text:p>
          </table:table-cell>
          <table:table-cell office:value-type="float" office:value="546.6463" calcext:value-type="float">
            <text:p>546,6463</text:p>
          </table:table-cell>
          <table:table-cell office:value-type="float" office:value="171" calcext:value-type="float">
            <text:p>1,71E+02</text:p>
          </table:table-cell>
          <table:table-cell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0.6806" calcext:value-type="float">
            <text:p>0,6806</text:p>
          </table:table-cell>
          <table:table-cell office:value-type="float" office:value="0.0157" calcext:value-type="float">
            <text:p>1,57E-02</text:p>
          </table:table-cell>
          <table:table-cell office:value-type="float" office:value="2301.70015" calcext:value-type="float">
            <text:p>2301,70015</text:p>
          </table:table-cell>
          <table:table-cell office:value-type="float" office:value="660" calcext:value-type="float">
            <text:p>6,60E+02</text:p>
          </table:table-cell>
          <table:table-cell/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float" office:value="1.29655" calcext:value-type="float">
            <text:p>1,29655</text:p>
          </table:table-cell>
          <table:table-cell office:value-type="float" office:value="0.0483" calcext:value-type="float">
            <text:p>4,83E-02</text:p>
          </table:table-cell>
          <table:table-cell office:value-type="float" office:value="9897.54835" calcext:value-type="float">
            <text:p>9897,54835</text:p>
          </table:table-cell>
          <table:table-cell office:value-type="float" office:value="2930" calcext:value-type="float">
            <text:p>2,93E+03</text:p>
          </table:table-cell>
          <table:table-cell/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2.35055" calcext:value-type="float">
            <text:p>2,35055</text:p>
          </table:table-cell>
          <table:table-cell office:value-type="float" office:value="0.157" calcext:value-type="float">
            <text:p>1,57E-01</text:p>
          </table:table-cell>
          <table:table-cell office:value-type="float" office:value="61258.069" calcext:value-type="float">
            <text:p>61258,069</text:p>
          </table:table-cell>
          <table:table-cell office:value-type="float" office:value="25800" calcext:value-type="float">
            <text:p>2,58E+04</text:p>
          </table:table-cell>
          <table:table-cell/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float" office:value="4.3479" calcext:value-type="float">
            <text:p>4,3479</text:p>
          </table:table-cell>
          <table:table-cell office:value-type="float" office:value="0.248" calcext:value-type="float">
            <text:p>2,48E-01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71m5,258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1637" calcext:value-type="float">
            <text:p>8,1637</text:p>
          </table:table-cell>
          <table:table-cell office:value-type="float" office:value="0.405" calcext:value-type="float">
            <text:p>4,05E-01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Len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run</text:p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Benchmark_get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ops</text:p>
          </table:table-cell>
          <table:table-cell office:value-type="string" calcext:value-type="string">
            <text:p>Binary Heap</text:p>
          </table:table-cell>
          <table:table-cell table:style-name="Default" office:value-type="string" calcext:value-type="string">
            <text:p>Heap_IC</text:p>
          </table:table-cell>
          <table:table-cell office:value-type="string" calcext:value-type="string">
            <text:p>Linked List</text:p>
          </table:table-cell>
          <table:table-cell table:style-name="Default" office:value-type="string" calcext:value-type="string">
            <text:p>Linked_I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0103" calcext:value-type="float">
            <text:p>1,03E-0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144" calcext:value-type="float">
            <text:p>1,44E-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67" calcext:value-type="float">
            <text:p>0,0767</text:p>
          </table:table-cell>
          <table:table-cell office:value-type="float" office:value="0.00227" calcext:value-type="float">
            <text:p>2,27E-03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0239" calcext:value-type="float">
            <text:p>2,39E-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6635" calcext:value-type="float">
            <text:p>0,16635</text:p>
          </table:table-cell>
          <table:table-cell office:value-type="float" office:value="0.00782" calcext:value-type="float">
            <text:p>7,82E-03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0172" calcext:value-type="float">
            <text:p>1,72E-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3608" calcext:value-type="float">
            <text:p>0,3608</text:p>
          </table:table-cell>
          <table:table-cell office:value-type="float" office:value="0.018" calcext:value-type="float">
            <text:p>1,80E-02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00245" calcext:value-type="float">
            <text:p>2,45E-0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75325" calcext:value-type="float">
            <text:p>0,75325</text:p>
          </table:table-cell>
          <table:table-cell office:value-type="float" office:value="0.0545" calcext:value-type="float">
            <text:p>5,45E-02</text:p>
          </table:table-cell>
          <table:table-cell office:value-type="float" office:value="0.01895" calcext:value-type="float">
            <text:p>0,01895</text:p>
          </table:table-cell>
          <table:table-cell office:value-type="float" office:value="0.000184" calcext:value-type="float">
            <text:p>1,84E-04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.53215" calcext:value-type="float">
            <text:p>1,53215</text:p>
          </table:table-cell>
          <table:table-cell office:value-type="float" office:value="0.161" calcext:value-type="float">
            <text:p>1,61E-01</text:p>
          </table:table-cell>
          <table:table-cell office:value-type="float" office:value="0.0403" calcext:value-type="float">
            <text:p>0,0403</text:p>
          </table:table-cell>
          <table:table-cell office:value-type="float" office:value="0.000267" calcext:value-type="float">
            <text:p>2,67E-04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.83235" calcext:value-type="float">
            <text:p>2,83235</text:p>
          </table:table-cell>
          <table:table-cell office:value-type="float" office:value="0.277" calcext:value-type="float">
            <text:p>2,77E-01</text:p>
          </table:table-cell>
          <table:table-cell office:value-type="float" office:value="0.08055" calcext:value-type="float">
            <text:p>0,08055</text:p>
          </table:table-cell>
          <table:table-cell office:value-type="float" office:value="0.000239" calcext:value-type="float">
            <text:p>2,39E-04</text:p>
          </table:table-cell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float" office:value="6.37795" calcext:value-type="float">
            <text:p>6,37795</text:p>
          </table:table-cell>
          <table:table-cell office:value-type="float" office:value="0.565" calcext:value-type="float">
            <text:p>5,65E-01</text:p>
          </table:table-cell>
          <table:table-cell office:value-type="float" office:value="0.1861" calcext:value-type="float">
            <text:p>0,1861</text:p>
          </table:table-cell>
          <table:table-cell office:value-type="float" office:value="0.00205" calcext:value-type="float">
            <text:p>2,05E-03</text:p>
          </table:table-cell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15.00175" calcext:value-type="float">
            <text:p>15,00175</text:p>
          </table:table-cell>
          <table:table-cell office:value-type="float" office:value="1.16" calcext:value-type="float">
            <text:p>1,16E+00</text:p>
          </table:table-cell>
          <table:table-cell office:value-type="float" office:value="0.94305" calcext:value-type="float">
            <text:p>0,94305</text:p>
          </table:table-cell>
          <table:table-cell office:value-type="float" office:value="0.0175" calcext:value-type="float">
            <text:p>1,75E-02</text:p>
          </table:table-cell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float" office:value="37.0627" calcext:value-type="float">
            <text:p>37,0627</text:p>
          </table:table-cell>
          <table:table-cell office:value-type="float" office:value="2.94" calcext:value-type="float">
            <text:p>2,94E+00</text:p>
          </table:table-cell>
          <table:table-cell office:value-type="string" calcext:value-type="string">
            <text:p>X</text:p>
          </table:table-cell>
          <table:table-cell table:style-name="Default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4.8558" calcext:value-type="float">
            <text:p>84,8558</text:p>
          </table:table-cell>
          <table:table-cell office:value-type="float" office:value="6.12" calcext:value-type="float">
            <text:p>6,12E+00</text:p>
          </table:table-cell>
          <table:table-cell office:value-type="string" calcext:value-type="string">
            <text:p>X</text:p>
          </table:table-cell>
          <table:table-cell table:style-name="Default"/>
        </table:table-row>
      </table:table>
      <table:table table:name="Transfer_tim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imulato</text:p>
          </table:table-cell>
          <table:table-cell table:style-name="Default" office:value-type="string" calcext:value-type="string">
            <text:p>IC</text:p>
          </table:table-cell>
          <table:table-cell office:value-type="string" calcext:value-type="string">
            <text:p>Teoric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306" calcext:value-type="float">
            <text:p>0,000306</text:p>
          </table:table-cell>
          <table:table-cell office:value-type="float" office:value="0.000000618" calcext:value-type="float">
            <text:p>6,18E-07</text:p>
          </table:table-cell>
          <table:table-cell office:value-type="float" office:value="0.000197" calcext:value-type="float">
            <text:p>0,0001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00125" calcext:value-type="float">
            <text:p>1,25E-06</text:p>
          </table:table-cell>
          <table:table-cell office:value-type="float" office:value="0.000394" calcext:value-type="float">
            <text:p>0,000394</text:p>
          </table:table-cell>
        </table:table-row>
        <table:table-row table:style-name="ro1">
          <table:table-cell table:formula="of:=2*[.A3]" office:value-type="float" office:value="256" calcext:value-type="float">
            <text:p>256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000242" calcext:value-type="float">
            <text:p>2,42E-06</text:p>
          </table:table-cell>
          <table:table-cell office:value-type="float" office:value="0.00079" calcext:value-type="float">
            <text:p>0,00079</text:p>
          </table:table-cell>
        </table:table-row>
        <table:table-row table:style-name="ro1">
          <table:table-cell table:formula="of:=2*[.A4]" office:value-type="float" office:value="512" calcext:value-type="float">
            <text:p>512</text:p>
          </table:table-cell>
          <table:table-cell office:value-type="float" office:value="0.002488" calcext:value-type="float">
            <text:p>0,002488</text:p>
          </table:table-cell>
          <table:table-cell office:value-type="float" office:value="0.00000608" calcext:value-type="float">
            <text:p>6,08E-06</text:p>
          </table:table-cell>
          <table:table-cell office:value-type="float" office:value="0.001587" calcext:value-type="float">
            <text:p>0,001587</text:p>
          </table:table-cell>
        </table:table-row>
        <table:table-row table:style-name="ro1">
          <table:table-cell table:formula="of:=2*[.A5]" office:value-type="float" office:value="1024" calcext:value-type="float">
            <text:p>1024</text:p>
          </table:table-cell>
          <table:table-cell office:value-type="float" office:value="0.005063" calcext:value-type="float">
            <text:p>0,005063</text:p>
          </table:table-cell>
          <table:table-cell office:value-type="float" office:value="0.00000924" calcext:value-type="float">
            <text:p>9,24E-06</text:p>
          </table:table-cell>
          <table:table-cell office:value-type="float" office:value="0.003202" calcext:value-type="float">
            <text:p>0,003202</text:p>
          </table:table-cell>
        </table:table-row>
        <table:table-row table:style-name="ro1">
          <table:table-cell table:formula="of:=2*[.A6]" office:value-type="float" office:value="2048" calcext:value-type="float">
            <text:p>2048</text:p>
          </table:table-cell>
          <table:table-cell office:value-type="float" office:value="0.01051" calcext:value-type="float">
            <text:p>0,01051</text:p>
          </table:table-cell>
          <table:table-cell office:value-type="float" office:value="0.0000202" calcext:value-type="float">
            <text:p>2,02E-05</text:p>
          </table:table-cell>
          <table:table-cell office:value-type="float" office:value="0.006519" calcext:value-type="float">
            <text:p>0,006519</text:p>
          </table:table-cell>
        </table:table-row>
        <table:table-row table:style-name="ro1">
          <table:table-cell table:formula="of:=2*[.A7]" office:value-type="float" office:value="4096" calcext:value-type="float">
            <text:p>4096</text:p>
          </table:table-cell>
          <table:table-cell office:value-type="float" office:value="0.022627" calcext:value-type="float">
            <text:p>0,022627</text:p>
          </table:table-cell>
          <table:table-cell office:value-type="float" office:value="0.0000506" calcext:value-type="float">
            <text:p>5,06E-05</text:p>
          </table:table-cell>
          <table:table-cell office:value-type="float" office:value="0.013527" calcext:value-type="float">
            <text:p>0,013527</text:p>
          </table:table-cell>
        </table:table-row>
        <table:table-row table:style-name="ro1">
          <table:table-cell table:formula="of:=2*[.A8]" office:value-type="float" office:value="8192" calcext:value-type="float">
            <text:p>8192</text:p>
          </table:table-cell>
          <table:table-cell office:value-type="float" office:value="0.052746" calcext:value-type="float">
            <text:p>0,052746</text:p>
          </table:table-cell>
          <table:table-cell office:value-type="float" office:value="0.000135" calcext:value-type="float">
            <text:p>1,35E-04</text:p>
          </table:table-cell>
          <table:table-cell office:value-type="float" office:value="0.029269" calcext:value-type="float">
            <text:p>0,029269</text:p>
          </table:table-cell>
        </table:table-row>
        <table:table-row table:style-name="ro1">
          <table:table-cell table:formula="of:=2*[.A9]" office:value-type="float" office:value="16384" calcext:value-type="float">
            <text:p>16384</text:p>
          </table:table-cell>
          <table:table-cell office:value-type="float" office:value="0.163941" calcext:value-type="float">
            <text:p>0,163941</text:p>
          </table:table-cell>
          <table:table-cell office:value-type="float" office:value="0.00117" calcext:value-type="float">
            <text:p>1,17E-03</text:p>
          </table:table-cell>
          <table:table-cell office:value-type="float" office:value="0.070331" calcext:value-type="float">
            <text:p>0,070331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.138027" calcext:value-type="float">
            <text:p>1,138027</text:p>
          </table:table-cell>
          <table:table-cell office:value-type="float" office:value="0.037" calcext:value-type="float">
            <text:p>3,70E-02</text:p>
          </table:table-cell>
          <table:table-cell office:value-type="float" office:value="0.133677" calcext:value-type="float">
            <text:p>0,133677</text:p>
          </table:table-cell>
        </table:table-row>
        <table:table-row table:style-name="ro1">
          <table:table-cell office:value-type="float" office:value="25690" calcext:value-type="float">
            <text:p>25690</text:p>
          </table:table-cell>
          <table:table-cell office:value-type="float" office:value="3.273601" calcext:value-type="float">
            <text:p>3,273601</text:p>
          </table:table-cell>
          <table:table-cell office:value-type="float" office:value="0.395" calcext:value-type="float">
            <text:p>3,95E-01</text:p>
          </table:table-cell>
          <table:table-cell office:value-type="float" office:value="0.145199" calcext:value-type="float">
            <text:p>0,145199</text:p>
          </table:table-cell>
        </table:table-row>
        <table:table-row table:style-name="ro1">
          <table:table-cell office:value-type="float" office:value="25946" calcext:value-type="float">
            <text:p>25946</text:p>
          </table:table-cell>
          <table:table-cell office:value-type="float" office:value="7.124896" calcext:value-type="float">
            <text:p>7,124896</text:p>
          </table:table-cell>
          <table:table-cell office:value-type="float" office:value="1.88" calcext:value-type="float">
            <text:p>1,88E+00</text:p>
          </table:table-cell>
          <table:table-cell office:value-type="float" office:value="0.147983" calcext:value-type="float">
            <text:p>0,147983</text:p>
          </table:table-cell>
        </table:table-row>
        <table:table-row table:style-name="ro1">
          <table:table-cell office:value-type="float" office:value="26074" calcext:value-type="float">
            <text:p>26074</text:p>
          </table:table-cell>
          <table:table-cell office:value-type="float" office:value="10.701664" calcext:value-type="float">
            <text:p>10,701664</text:p>
          </table:table-cell>
          <table:table-cell office:value-type="float" office:value="2.82" calcext:value-type="float">
            <text:p>2,82E+00</text:p>
          </table:table-cell>
          <table:table-cell office:value-type="float" office:value="0.149396" calcext:value-type="float">
            <text:p>0,149396</text:p>
          </table:table-cell>
        </table:table-row>
        <table:table-row table:style-name="ro1">
          <table:table-cell office:value-type="float" office:value="26138" calcext:value-type="float">
            <text:p>26138</text:p>
          </table:table-cell>
          <table:table-cell office:value-type="float" office:value="18.124156" calcext:value-type="float">
            <text:p>18,124156</text:p>
          </table:table-cell>
          <table:table-cell office:value-type="float" office:value="4.11" calcext:value-type="float">
            <text:p>4,11E+00</text:p>
          </table:table-cell>
          <table:table-cell office:value-type="float" office:value="0.150108" calcext:value-type="float">
            <text:p>0,150108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  <table:table-cell office:value-type="float" office:value="45.19377" calcext:value-type="float">
            <text:p>45,19377</text:p>
          </table:table-cell>
          <table:table-cell office:value-type="float" office:value="19.6" calcext:value-type="float">
            <text:p>1,96E+01</text:p>
          </table:table-cell>
          <table:table-cell office:value-type="float" office:value="0.150778" calcext:value-type="float">
            <text:p>0,150778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  <table:table-cell office:value-type="float" office:value="181.879923" calcext:value-type="float">
            <text:p>181,879923</text:p>
          </table:table-cell>
          <table:table-cell office:value-type="float" office:value="36.3" calcext:value-type="float">
            <text:p>3,63E+01</text:p>
          </table:table-cell>
          <table:table-cell office:value-type="float" office:value="0.150823" calcext:value-type="float">
            <text:p>0,150823</text:p>
          </table:table-cell>
        </table:table-row>
        <table:table-row table:style-name="ro1">
          <table:table-cell table:formula="of:=2*[.A10]" office:value-type="float" office:value="32768" calcext:value-type="float">
            <text:p>32768</text:p>
          </table:table-cell>
          <table:table-cell office:value-type="float" office:value="9489.479653" calcext:value-type="float">
            <text:p>9489,479653</text:p>
          </table:table-cell>
          <table:table-cell office:value-type="float" office:value="2570" calcext:value-type="float">
            <text:p>2,57E+03</text:p>
          </table:table-cell>
          <table:table-cell office:value-type="float" office:value="0.250161" calcext:value-type="float">
            <text:p>0,25016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Len</text:p>
          </table:table-cell>
          <table:table-cell table:style-name="Default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RunLen</text:p>
          </table:table-cell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run</text:p>
          </table:table-cell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mbda</text:p>
          </table:table-cell>
          <table:table-cell table:style-name="Default"/>
          <table:table-cell/>
        </table:table-row>
        <table:table-row table:style-name="ro1">
          <table:table-cell table:formula="of:=1024*1024" office:value-type="float" office:value="1048576" calcext:value-type="float">
            <text:p>1048576</text:p>
          </table:table-cell>
          <table:table-cell office:value-type="string" calcext:value-type="string">
            <text:p>C per ogni Nodo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9:47:53.44747356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4:36:41.687473357</meta:creation-date>
    <dc:date>2022-06-06T10:42:13.956985138</dc:date>
    <meta:editing-duration>PT25M36S</meta:editing-duration>
    <meta:editing-cycles>4</meta:editing-cycles>
    <meta:generator>LibreOffice/7.3.3.2$Linux_X86_64 LibreOffice_project/30$Build-2</meta:generator>
    <meta:document-statistic meta:table-count="3" meta:cell-count="203" meta:object-count="0"/>
  </office:meta>
</office:document-meta>
</file>